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0.766cm" fo:min-width="1.659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="solid" draw:fill-color="#e6e6e6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gr9" style:family="graphic" style:parent-style-name="standard">
      <style:graphic-properties svg:stroke-width="0.025cm" svg:stroke-color="#000000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gradient" draw:fill-color="#800000" draw:fill-gradient-name="LE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353cm"/>
    </style:style>
    <style:style style:name="gr12" style:family="graphic" style:parent-style-name="standard">
      <style:graphic-properties draw:stroke="none" svg:stroke-color="#000000" draw:fill="none" draw:fill-color="#ffffff" fo:min-height="1.02cm"/>
    </style:style>
    <style:style style:name="gr13" style:family="graphic" style:parent-style-name="standard">
      <style:graphic-properties draw:stroke="none" svg:stroke-color="#000000" draw:fill="none" draw:fill-color="#ffffff" fo:min-height="0.949cm"/>
    </style:style>
    <style:style style:name="gr14" style:family="graphic" style:parent-style-name="standard">
      <style:graphic-properties svg:stroke-color="#000000" draw:fill="gradient" draw:fill-color="#800000" draw:fill-gradient-name="LED_5f_OFF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475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solid" draw:fill-color="#e6e6e6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gradient" draw:fill-color="#800000" draw:fill-gradient-name="LED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P10" style:family="paragraph">
      <loext:graphic-properties draw:fill="gradient" draw:fill-color="#800000" draw:fill-gradient-name="LED_5f_OFF"/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6.51cm" svg:height="3.175cm" svg:x="21.32cm" svg:y="16.242cm" draw:corner-radius="0.254cm">
          <text:p/>
        </draw:rect>
        <draw:rect draw:style-name="gr1" draw:text-style-name="P1" draw:layer="layout" svg:width="16.51cm" svg:height="3.175cm" svg:x="21.32cm" svg:y="15.607cm" draw:corner-radius="0.254cm">
          <text:p/>
        </draw:rect>
        <draw:rect draw:style-name="gr2" draw:text-style-name="P2" draw:layer="layout" svg:width="16.51cm" svg:height="3.175cm" svg:x="21.32cm" svg:y="14.971cm" draw:corner-radius="0.254cm">
          <text:p/>
        </draw:rect>
        <draw:rect draw:style-name="gr3" draw:text-style-name="P1" draw:layer="layout" svg:width="4.318cm" svg:height="1.019cm" svg:x="26.019cm" svg:y="22.082cm" draw:corner-radius="0.254cm">
          <text:p/>
        </draw:rect>
        <draw:rect draw:style-name="gr4" draw:text-style-name="P2" draw:layer="layout" svg:width="3.174cm" svg:height="3.045cm" svg:x="26.019cm" svg:y="20.053cm" draw:corner-radius="0.254cm">
          <text:p/>
        </draw:rect>
        <draw:custom-shape draw:style-name="gr5" draw:text-style-name="P3" draw:layer="layout" svg:width="2.159cm" svg:height="1.016cm" svg:x="27.924cm" svg:y="22.082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8.686cm" svg:y1="22.463cm" svg:x2="28.686cm" svg:y2="5.572cm">
          <text:p/>
        </draw:line>
        <draw:line draw:style-name="gr6" draw:text-style-name="P1" draw:layer="layout" svg:x1="29.575cm" svg:y1="19.542cm" svg:x2="29.575cm" svg:y2="5.572cm">
          <text:p/>
        </draw:line>
        <draw:line draw:style-name="gr6" draw:text-style-name="P1" draw:layer="layout" svg:x1="27.797cm" svg:y1="19.542cm" svg:x2="27.797cm" svg:y2="5.572cm">
          <text:p/>
        </draw:line>
        <draw:rect draw:style-name="gr1" draw:text-style-name="P1" draw:layer="layout" svg:width="16.51cm" svg:height="15.875cm" svg:x="4.81cm" svg:y="9.89cm" draw:corner-radius="0.254cm">
          <text:p/>
        </draw:rect>
        <draw:rect draw:style-name="gr1" draw:text-style-name="P1" draw:layer="layout" svg:width="16.51cm" svg:height="3.175cm" svg:x="21.32cm" svg:y="11.796cm" draw:corner-radius="0.254cm">
          <text:p/>
        </draw:rect>
        <draw:line draw:style-name="gr6" draw:text-style-name="P1" draw:layer="layout" svg:x1="27.797cm" svg:y1="19.542cm" svg:x2="27.67cm" svg:y2="19.923cm">
          <text:p/>
        </draw:line>
        <draw:rect draw:style-name="gr1" draw:text-style-name="P1" draw:layer="layout" svg:width="16.51cm" svg:height="4.319cm" svg:x="21.32cm" svg:y="19.417cm" draw:corner-radius="0.254cm">
          <text:p/>
        </draw:rect>
        <draw:rect draw:style-name="gr1" draw:text-style-name="P1" draw:layer="layout" svg:width="16.51cm" svg:height="3.81cm" svg:x="4.81cm" svg:y="2.271cm" draw:corner-radius="0.254cm">
          <text:p/>
        </draw:rect>
        <draw:rect draw:style-name="gr1" draw:text-style-name="P1" draw:layer="layout" svg:width="16.51cm" svg:height="3.809cm" svg:x="4.81cm" svg:y="6.081cm" draw:corner-radius="0.254cm">
          <text:p/>
        </draw:rect>
        <draw:rect draw:style-name="gr1" draw:text-style-name="P1" draw:layer="layout" svg:width="16.51cm" svg:height="3.175cm" svg:x="21.32cm" svg:y="2.271cm" draw:corner-radius="0.254cm">
          <text:p/>
        </draw:rect>
        <draw:rect draw:style-name="gr1" draw:text-style-name="P1" draw:layer="layout" svg:width="16.51cm" svg:height="3.175cm" svg:x="21.32cm" svg:y="5.446cm" draw:corner-radius="0.254cm">
          <text:p/>
        </draw:rect>
        <draw:rect draw:style-name="gr1" draw:text-style-name="P1" draw:layer="layout" svg:width="16.51cm" svg:height="3.175cm" svg:x="21.32cm" svg:y="8.621cm" draw:corner-radius="0.254cm">
          <text:p/>
        </draw:rect>
        <draw:circle draw:style-name="gr7" draw:text-style-name="P4" draw:layer="layout" svg:width="0.762cm" svg:height="0.762cm" svg:x="12.682cm" svg:y="23.86cm">
          <text:p/>
        </draw:circle>
        <draw:frame draw:style-name="gr8" draw:text-style-name="P6" draw:layer="layout" svg:width="2.286cm" svg:height="0.635cm" svg:x="11.92cm" svg:y="24.495cm">
          <draw:text-box>
            <text:p text:style-name="P5"><text:span text:style-name="T1">Cuttoff</text:span></text:p>
          </draw:text-box>
        </draw:frame>
        <draw:circle draw:style-name="gr7" draw:text-style-name="P4" draw:layer="layout" svg:width="0.762cm" svg:height="0.762cm" svg:x="10.777cm" svg:y="23.86cm">
          <text:p/>
        </draw:circle>
        <draw:frame draw:style-name="gr8" draw:text-style-name="P6" draw:layer="layout" svg:width="2.286cm" svg:height="0.635cm" svg:x="10.015cm" svg:y="24.495cm">
          <draw:text-box>
            <text:p text:style-name="P5"><text:span text:style-name="T1">Glide Rate</text:span></text:p>
          </draw:text-box>
        </draw:frame>
        <draw:rect draw:style-name="gr9" draw:text-style-name="P1" draw:layer="layout" svg:width="8.255cm" svg:height="1.905cm" svg:x="7.983cm" svg:y="23.225cm" draw:corner-radius="0.254cm">
          <text:p/>
        </draw:rect>
        <draw:rect draw:style-name="gr7" draw:text-style-name="P4" draw:layer="layout" svg:width="0.762cm" svg:height="0.762cm" svg:x="8.872cm" svg:y="20.685cm" draw:corner-radius="0.102cm">
          <text:p/>
        </draw:rect>
        <draw:frame draw:style-name="gr8" draw:text-style-name="P6" draw:layer="layout" svg:width="2.54cm" svg:height="0.635cm" svg:x="7.983cm" svg:y="21.32cm">
          <draw:text-box>
            <text:p text:style-name="P5"><text:span text:style-name="T1">Pick/Show</text:span></text:p>
          </draw:text-box>
        </draw:frame>
        <draw:circle draw:style-name="gr7" draw:text-style-name="P4" draw:layer="layout" svg:width="0.762cm" svg:height="0.762cm" svg:x="12.682cm" svg:y="20.685cm">
          <text:p/>
        </draw:circle>
        <draw:frame draw:style-name="gr8" draw:text-style-name="P6" draw:layer="layout" svg:width="2.286cm" svg:height="0.635cm" svg:x="11.92cm" svg:y="21.32cm">
          <draw:text-box>
            <text:p text:style-name="P5"><text:span text:style-name="T1">DC</text:span></text:p>
          </draw:text-box>
        </draw:frame>
        <draw:circle draw:style-name="gr10" draw:text-style-name="P7" draw:layer="layout" svg:width="0.254cm" svg:height="0.254cm" svg:x="9.126cm" svg:y="20.304cm">
          <text:p/>
        </draw:circle>
        <draw:circle draw:style-name="gr7" draw:text-style-name="P4" draw:layer="layout" svg:width="0.762cm" svg:height="0.762cm" svg:x="10.777cm" svg:y="20.685cm">
          <text:p/>
        </draw:circle>
        <draw:frame draw:style-name="gr8" draw:text-style-name="P6" draw:layer="layout" svg:width="2.286cm" svg:height="0.635cm" svg:x="10.015cm" svg:y="21.32cm">
          <draw:text-box>
            <text:p text:style-name="P5"><text:span text:style-name="T1">Amp</text:span></text:p>
          </draw:text-box>
        </draw:frame>
        <draw:rect draw:style-name="gr7" draw:text-style-name="P4" draw:layer="layout" svg:width="0.762cm" svg:height="0.762cm" svg:x="14.586cm" svg:y="20.685cm" draw:corner-radius="0.102cm">
          <text:p/>
        </draw:rect>
        <draw:circle draw:style-name="gr10" draw:text-style-name="P7" draw:layer="layout" svg:width="0.254cm" svg:height="0.254cm" svg:x="14.84cm" svg:y="20.304cm">
          <text:p/>
        </draw:circle>
        <draw:frame draw:style-name="gr8" draw:text-style-name="P6" draw:layer="layout" svg:width="2.54cm" svg:height="0.635cm" svg:x="13.571cm" svg:y="21.32cm">
          <draw:text-box>
            <text:p text:style-name="P5"><text:span text:style-name="T1">Pick/Show</text:span></text:p>
          </draw:text-box>
        </draw:frame>
        <draw:rect draw:style-name="gr9" draw:text-style-name="P1" draw:layer="layout" svg:width="8.255cm" svg:height="1.905cm" svg:x="7.983cm" svg:y="20.05cm" draw:corner-radius="0.254cm">
          <text:p/>
        </draw:rect>
        <draw:rect draw:style-name="gr7" draw:text-style-name="P4" draw:layer="layout" svg:width="0.762cm" svg:height="0.762cm" svg:x="8.872cm" svg:y="17.51cm" draw:corner-radius="0.102cm">
          <text:p/>
        </draw:rect>
        <draw:frame draw:style-name="gr8" draw:text-style-name="P6" draw:layer="layout" svg:width="2.54cm" svg:height="0.635cm" svg:x="7.983cm" svg:y="18.145cm">
          <draw:text-box>
            <text:p text:style-name="P5"><text:span text:style-name="T1">Pick/Show</text:span></text:p>
          </draw:text-box>
        </draw:frame>
        <draw:circle draw:style-name="gr7" draw:text-style-name="P4" draw:layer="layout" svg:width="0.762cm" svg:height="0.762cm" svg:x="12.682cm" svg:y="17.51cm">
          <text:p/>
        </draw:circle>
        <draw:frame draw:style-name="gr8" draw:text-style-name="P6" draw:layer="layout" svg:width="2.286cm" svg:height="0.635cm" svg:x="11.92cm" svg:y="18.145cm">
          <draw:text-box>
            <text:p text:style-name="P5"><text:span text:style-name="T1">DC</text:span></text:p>
          </draw:text-box>
        </draw:frame>
        <draw:circle draw:style-name="gr10" draw:text-style-name="P7" draw:layer="layout" svg:width="0.254cm" svg:height="0.254cm" svg:x="9.126cm" svg:y="17.129cm">
          <text:p/>
        </draw:circle>
        <draw:circle draw:style-name="gr7" draw:text-style-name="P4" draw:layer="layout" svg:width="0.762cm" svg:height="0.762cm" svg:x="10.777cm" svg:y="17.51cm">
          <text:p/>
        </draw:circle>
        <draw:frame draw:style-name="gr8" draw:text-style-name="P6" draw:layer="layout" svg:width="2.286cm" svg:height="0.635cm" svg:x="10.015cm" svg:y="18.145cm">
          <draw:text-box>
            <text:p text:style-name="P5"><text:span text:style-name="T1">Amp</text:span></text:p>
          </draw:text-box>
        </draw:frame>
        <draw:rect draw:style-name="gr7" draw:text-style-name="P4" draw:layer="layout" svg:width="0.762cm" svg:height="0.762cm" svg:x="14.586cm" svg:y="17.51cm" draw:corner-radius="0.102cm">
          <text:p/>
        </draw:rect>
        <draw:circle draw:style-name="gr10" draw:text-style-name="P7" draw:layer="layout" svg:width="0.254cm" svg:height="0.254cm" svg:x="14.84cm" svg:y="17.129cm">
          <text:p/>
        </draw:circle>
        <draw:frame draw:style-name="gr8" draw:text-style-name="P6" draw:layer="layout" svg:width="2.54cm" svg:height="0.635cm" svg:x="13.571cm" svg:y="18.145cm">
          <draw:text-box>
            <text:p text:style-name="P5"><text:span text:style-name="T1">Pick/Show</text:span></text:p>
          </draw:text-box>
        </draw:frame>
        <draw:rect draw:style-name="gr9" draw:text-style-name="P1" draw:layer="layout" svg:width="8.255cm" svg:height="1.905cm" svg:x="7.983cm" svg:y="16.875cm" draw:corner-radius="0.254cm">
          <text:p/>
        </draw:rect>
        <draw:rect draw:style-name="gr7" draw:text-style-name="P4" draw:layer="layout" svg:width="0.762cm" svg:height="0.762cm" svg:x="8.874cm" svg:y="14.335cm" draw:corner-radius="0.102cm">
          <text:p/>
        </draw:rect>
        <draw:frame draw:style-name="gr8" draw:text-style-name="P6" draw:layer="layout" svg:width="2.54cm" svg:height="0.635cm" svg:x="7.985cm" svg:y="14.97cm">
          <draw:text-box>
            <text:p text:style-name="P5"><text:span text:style-name="T1">Pick/Show</text:span></text:p>
          </draw:text-box>
        </draw:frame>
        <draw:circle draw:style-name="gr7" draw:text-style-name="P4" draw:layer="layout" svg:width="0.762cm" svg:height="0.762cm" svg:x="12.684cm" svg:y="14.335cm">
          <text:p/>
        </draw:circle>
        <draw:frame draw:style-name="gr8" draw:text-style-name="P6" draw:layer="layout" svg:width="2.286cm" svg:height="0.635cm" svg:x="11.922cm" svg:y="14.97cm">
          <draw:text-box>
            <text:p text:style-name="P5"><text:span text:style-name="T1">DC</text:span></text:p>
          </draw:text-box>
        </draw:frame>
        <draw:circle draw:style-name="gr10" draw:text-style-name="P7" draw:layer="layout" svg:width="0.254cm" svg:height="0.254cm" svg:x="9.128cm" svg:y="13.954cm">
          <text:p/>
        </draw:circle>
        <draw:circle draw:style-name="gr7" draw:text-style-name="P4" draw:layer="layout" svg:width="0.762cm" svg:height="0.762cm" svg:x="10.779cm" svg:y="14.335cm">
          <text:p/>
        </draw:circle>
        <draw:frame draw:style-name="gr8" draw:text-style-name="P6" draw:layer="layout" svg:width="2.286cm" svg:height="0.635cm" svg:x="10.017cm" svg:y="14.97cm">
          <draw:text-box>
            <text:p text:style-name="P5"><text:span text:style-name="T1">Amp</text:span></text:p>
          </draw:text-box>
        </draw:frame>
        <draw:rect draw:style-name="gr7" draw:text-style-name="P4" draw:layer="layout" svg:width="0.762cm" svg:height="0.762cm" svg:x="14.588cm" svg:y="14.335cm" draw:corner-radius="0.102cm">
          <text:p/>
        </draw:rect>
        <draw:circle draw:style-name="gr10" draw:text-style-name="P7" draw:layer="layout" svg:width="0.254cm" svg:height="0.254cm" svg:x="14.842cm" svg:y="13.954cm">
          <text:p/>
        </draw:circle>
        <draw:frame draw:style-name="gr8" draw:text-style-name="P6" draw:layer="layout" svg:width="2.54cm" svg:height="0.635cm" svg:x="13.573cm" svg:y="14.97cm">
          <draw:text-box>
            <text:p text:style-name="P5"><text:span text:style-name="T1">Pick/Show</text:span></text:p>
          </draw:text-box>
        </draw:frame>
        <draw:rect draw:style-name="gr9" draw:text-style-name="P1" draw:layer="layout" svg:width="8.255cm" svg:height="1.905cm" svg:x="7.985cm" svg:y="13.7cm" draw:corner-radius="0.254cm">
          <text:p/>
        </draw:rect>
        <draw:circle draw:style-name="gr10" draw:text-style-name="P7" draw:layer="layout" svg:width="0.254cm" svg:height="0.254cm" svg:x="16.748cm" svg:y="12.811cm">
          <text:p/>
        </draw:circle>
        <draw:circle draw:style-name="gr10" draw:text-style-name="P7" draw:layer="layout" svg:width="0.254cm" svg:height="0.254cm" svg:x="16.748cm" svg:y="14.843cm">
          <text:p/>
        </draw:circle>
        <draw:rect draw:style-name="gr7" draw:text-style-name="P4" draw:layer="layout" svg:width="0.762cm" svg:height="0.762cm" svg:x="8.873cm" svg:y="11.16cm" draw:corner-radius="0.102cm">
          <text:p/>
        </draw:rect>
        <draw:frame draw:style-name="gr8" draw:text-style-name="P6" draw:layer="layout" svg:width="2.54cm" svg:height="0.635cm" svg:x="7.984cm" svg:y="11.795cm">
          <draw:text-box>
            <text:p text:style-name="P5"><text:span text:style-name="T1">Pick/Show</text:span></text:p>
          </draw:text-box>
        </draw:frame>
        <draw:circle draw:style-name="gr7" draw:text-style-name="P4" draw:layer="layout" svg:width="0.762cm" svg:height="0.762cm" svg:x="12.683cm" svg:y="11.16cm">
          <text:p/>
        </draw:circle>
        <draw:frame draw:style-name="gr8" draw:text-style-name="P6" draw:layer="layout" svg:width="2.286cm" svg:height="0.635cm" svg:x="11.921cm" svg:y="11.795cm">
          <draw:text-box>
            <text:p text:style-name="P5"><text:span text:style-name="T1">DC</text:span></text:p>
          </draw:text-box>
        </draw:frame>
        <draw:circle draw:style-name="gr10" draw:text-style-name="P7" draw:layer="layout" svg:width="0.254cm" svg:height="0.254cm" svg:x="9.127cm" svg:y="10.779cm">
          <text:p/>
        </draw:circle>
        <draw:circle draw:style-name="gr7" draw:text-style-name="P4" draw:layer="layout" svg:width="0.762cm" svg:height="0.762cm" svg:x="10.778cm" svg:y="11.16cm">
          <text:p/>
        </draw:circle>
        <draw:frame draw:style-name="gr8" draw:text-style-name="P6" draw:layer="layout" svg:width="2.286cm" svg:height="0.635cm" svg:x="10.016cm" svg:y="11.795cm">
          <draw:text-box>
            <text:p text:style-name="P5"><text:span text:style-name="T1">Amp</text:span></text:p>
          </draw:text-box>
        </draw:frame>
        <draw:rect draw:style-name="gr7" draw:text-style-name="P4" draw:layer="layout" svg:width="0.762cm" svg:height="0.762cm" svg:x="14.587cm" svg:y="11.16cm" draw:corner-radius="0.102cm">
          <text:p/>
        </draw:rect>
        <draw:circle draw:style-name="gr10" draw:text-style-name="P7" draw:layer="layout" svg:width="0.254cm" svg:height="0.254cm" svg:x="14.841cm" svg:y="10.779cm">
          <text:p/>
        </draw:circle>
        <draw:frame draw:style-name="gr8" draw:text-style-name="P6" draw:layer="layout" svg:width="2.54cm" svg:height="0.635cm" svg:x="13.572cm" svg:y="11.795cm">
          <draw:text-box>
            <text:p text:style-name="P5"><text:span text:style-name="T1">Pick/Show</text:span></text:p>
          </draw:text-box>
        </draw:frame>
        <draw:rect draw:style-name="gr9" draw:text-style-name="P1" draw:layer="layout" svg:width="8.255cm" svg:height="1.905cm" svg:x="7.984cm" svg:y="10.525cm" draw:corner-radius="0.254cm">
          <text:p/>
        </draw:rect>
        <draw:circle draw:style-name="gr10" draw:text-style-name="P7" draw:layer="layout" svg:width="0.254cm" svg:height="0.254cm" svg:x="16.748cm" svg:y="10.779cm">
          <text:p/>
        </draw:circle>
        <draw:circle draw:style-name="gr10" draw:text-style-name="P7" draw:layer="layout" svg:width="0.254cm" svg:height="0.254cm" svg:x="16.748cm" svg:y="11.795cm">
          <text:p/>
        </draw:circle>
        <draw:circle draw:style-name="gr10" draw:text-style-name="P7" draw:layer="layout" svg:width="0.254cm" svg:height="0.254cm" svg:x="16.748cm" svg:y="13.827cm">
          <text:p/>
        </draw:circle>
        <draw:circle draw:style-name="gr7" draw:text-style-name="P4" draw:layer="layout" svg:width="0.762cm" svg:height="0.762cm" svg:x="22.463cm" svg:y="20.435cm">
          <text:p/>
        </draw:circle>
        <draw:frame draw:style-name="gr11" draw:text-style-name="P6" draw:layer="layout" svg:width="2.286cm" svg:height="0.607cm" svg:x="21.701cm" svg:y="21.07cm">
          <draw:text-box>
            <text:p text:style-name="P5"><text:span text:style-name="T1">Select</text:span></text:p>
          </draw:text-box>
        </draw:frame>
        <draw:rect draw:style-name="gr9" draw:text-style-name="P1" draw:layer="layout" svg:width="2.54cm" svg:height="1.524cm" svg:x="21.574cm" svg:y="20.181cm" draw:corner-radius="0.254cm">
          <text:p/>
        </draw:rect>
        <draw:circle draw:style-name="gr7" draw:text-style-name="P4" draw:layer="layout" svg:width="0.762cm" svg:height="0.762cm" svg:x="28.304cm" svg:y="22.212cm">
          <text:p/>
        </draw:circle>
        <draw:circle draw:style-name="gr7" draw:text-style-name="P4" draw:layer="layout" svg:width="0.762cm" svg:height="0.762cm" svg:x="28.304cm" svg:y="21.196cm">
          <text:p/>
        </draw:circle>
        <draw:circle draw:style-name="gr7" draw:text-style-name="P4" draw:layer="layout" svg:width="0.762cm" svg:height="0.762cm" svg:x="28.304cm" svg:y="20.18cm">
          <text:p/>
        </draw:circle>
        <draw:line draw:style-name="gr6" draw:text-style-name="P1" draw:layer="layout" svg:x1="27.67cm" svg:y1="22.59cm" svg:x2="27.671cm" svg:y2="19.924cm">
          <text:p/>
        </draw:line>
        <draw:circle draw:style-name="gr7" draw:text-style-name="P4" draw:layer="layout" svg:width="0.762cm" svg:height="0.762cm" svg:x="27.288cm" svg:y="20.18cm">
          <text:p/>
        </draw:circle>
        <draw:circle draw:style-name="gr7" draw:text-style-name="P4" draw:layer="layout" svg:width="0.762cm" svg:height="0.762cm" svg:x="27.288cm" svg:y="21.196cm">
          <text:p/>
        </draw:circle>
        <draw:circle draw:style-name="gr7" draw:text-style-name="P4" draw:layer="layout" svg:width="0.762cm" svg:height="0.762cm" svg:x="27.288cm" svg:y="22.212cm">
          <text:p/>
        </draw:circle>
        <draw:line draw:style-name="gr6" draw:text-style-name="P1" draw:layer="layout" svg:x1="29.702cm" svg:y1="22.463cm" svg:x2="29.703cm" svg:y2="19.797cm">
          <text:p/>
        </draw:line>
        <draw:line draw:style-name="gr6" draw:text-style-name="P1" draw:layer="layout" svg:x1="29.575cm" svg:y1="19.542cm" svg:x2="29.704cm" svg:y2="19.797cm">
          <text:p/>
        </draw:line>
        <draw:circle draw:style-name="gr7" draw:text-style-name="P4" draw:layer="layout" svg:width="0.762cm" svg:height="0.762cm" svg:x="29.32cm" svg:y="22.212cm">
          <text:p/>
        </draw:circle>
        <draw:circle draw:style-name="gr7" draw:text-style-name="P4" draw:layer="layout" svg:width="0.762cm" svg:height="0.762cm" svg:x="29.32cm" svg:y="21.196cm">
          <text:p/>
        </draw:circle>
        <draw:frame draw:style-name="gr12" draw:text-style-name="P8" draw:layer="layout" svg:width="2.54cm" svg:height="1.27cm" svg:x="29.538cm" svg:y="21.216cm">
          <draw:text-box>
            <text:p text:style-name="P5"><text:span text:style-name="T2">Width</text:span></text:p>
          </draw:text-box>
        </draw:frame>
        <draw:circle draw:style-name="gr7" draw:text-style-name="P4" draw:layer="layout" svg:width="0.762cm" svg:height="0.762cm" svg:x="22.589cm" svg:y="16.114cm">
          <text:p/>
        </draw:circle>
        <draw:frame draw:style-name="gr13" draw:text-style-name="P9" draw:layer="layout" svg:width="4.954cm" svg:height="1.199cm" svg:x="22.208cm" svg:y="15.479cm">
          <draw:text-box>
            <text:p><text:span text:style-name="T2">Oscillators B-D</text:span></text:p>
          </draw:text-box>
        </draw:frame>
        <draw:rect draw:style-name="gr7" draw:text-style-name="P4" draw:layer="layout" svg:width="0.762cm" svg:height="0.762cm" svg:x="31.479cm" svg:y="16.114cm" draw:corner-radius="0.102cm">
          <text:p/>
        </draw:rect>
        <draw:circle draw:style-name="gr10" draw:text-style-name="P7" draw:layer="layout" svg:width="0.254cm" svg:height="0.254cm" svg:x="27.669cm" svg:y="16.368cm">
          <text:p/>
        </draw:circle>
        <draw:circle draw:style-name="gr14" draw:text-style-name="P10" draw:layer="layout" svg:width="0.254cm" svg:height="0.254cm" svg:x="28.558cm" svg:y="16.368cm">
          <text:p/>
        </draw:circle>
        <draw:circle draw:style-name="gr7" draw:text-style-name="P4" draw:layer="layout" svg:width="0.762cm" svg:height="0.762cm" svg:x="23.859cm" svg:y="16.114cm">
          <text:p/>
        </draw:circle>
        <draw:circle draw:style-name="gr7" draw:text-style-name="P4" draw:layer="layout" svg:width="0.762cm" svg:height="0.762cm" svg:x="30.209cm" svg:y="16.114cm">
          <text:p/>
        </draw:circle>
        <draw:circle draw:style-name="gr10" draw:text-style-name="P7" draw:layer="layout" svg:width="0.254cm" svg:height="0.254cm" svg:x="31.733cm" svg:y="15.733cm">
          <text:p/>
        </draw:circle>
        <draw:rect draw:style-name="gr7" draw:text-style-name="P4" draw:layer="layout" svg:width="0.762cm" svg:height="0.762cm" svg:x="26.399cm" svg:y="16.114cm" draw:corner-radius="0.102cm">
          <text:p/>
        </draw:rect>
        <draw:frame draw:style-name="gr8" draw:text-style-name="P6" draw:layer="layout" svg:width="2.286cm" svg:height="0.635cm" svg:x="21.827cm" svg:y="16.749cm">
          <draw:text-box>
            <text:p text:style-name="P5"><text:span text:style-name="T1">Pitch</text:span></text:p>
          </draw:text-box>
        </draw:frame>
        <draw:frame draw:style-name="gr8" draw:text-style-name="P6" draw:layer="layout" svg:width="2.286cm" svg:height="0.635cm" svg:x="23.097cm" svg:y="16.749cm">
          <draw:text-box>
            <text:p text:style-name="P5"><text:span text:style-name="T1">Octave</text:span></text:p>
          </draw:text-box>
        </draw:frame>
        <draw:frame draw:style-name="gr8" draw:text-style-name="P6" draw:layer="layout" svg:width="2.286cm" svg:height="0.635cm" svg:x="24.367cm" svg:y="16.749cm">
          <draw:text-box>
            <text:p text:style-name="P5"><text:span text:style-name="T1">Cent</text:span></text:p>
          </draw:text-box>
        </draw:frame>
        <draw:circle draw:style-name="gr7" draw:text-style-name="P4" draw:layer="layout" svg:width="0.762cm" svg:height="0.762cm" svg:x="25.129cm" svg:y="16.114cm">
          <text:p/>
        </draw:circle>
        <draw:frame draw:style-name="gr8" draw:text-style-name="P6" draw:layer="layout" svg:width="2.286cm" svg:height="0.963cm" svg:x="25.637cm" svg:y="16.749cm">
          <draw:text-box>
            <text:p text:style-name="P5"><text:span text:style-name="T1">Select</text:span></text:p>
            <text:p text:style-name="P5"><text:span text:style-name="T1">Shape</text:span></text:p>
          </draw:text-box>
        </draw:frame>
        <draw:frame draw:style-name="gr8" draw:text-style-name="P6" draw:layer="layout" svg:width="2.286cm" svg:height="0.635cm" svg:x="29.447cm" svg:y="16.749cm">
          <draw:text-box>
            <text:p text:style-name="P5"><text:span text:style-name="T1">Pre-Amp</text:span></text:p>
          </draw:text-box>
        </draw:frame>
        <draw:frame draw:style-name="gr8" draw:text-style-name="P6" draw:layer="layout" svg:width="2.286cm" svg:height="0.635cm" svg:x="30.717cm" svg:y="16.749cm">
          <draw:text-box>
            <text:p text:style-name="P5"><text:span text:style-name="T1">Sync</text:span></text:p>
          </draw:text-box>
        </draw:frame>
        <draw:circle draw:style-name="gr7" draw:text-style-name="P4" draw:layer="layout" svg:width="0.762cm" svg:height="0.762cm" svg:x="22.589cm" svg:y="12.812cm">
          <text:p/>
        </draw:circle>
        <draw:frame draw:style-name="gr15" draw:text-style-name="P9" draw:layer="layout" svg:width="2.794cm" svg:height="0.725cm" svg:x="22.208cm" svg:y="12.177cm">
          <draw:text-box>
            <text:p><text:span text:style-name="T2">Oscillator A</text:span></text:p>
          </draw:text-box>
        </draw:frame>
        <draw:circle draw:style-name="gr10" draw:text-style-name="P7" draw:layer="layout" svg:width="0.254cm" svg:height="0.254cm" svg:x="27.669cm" svg:y="13.066cm">
          <text:p/>
        </draw:circle>
        <draw:circle draw:style-name="gr14" draw:text-style-name="P10" draw:layer="layout" svg:width="0.254cm" svg:height="0.254cm" svg:x="28.558cm" svg:y="13.066cm">
          <text:p/>
        </draw:circle>
        <draw:circle draw:style-name="gr7" draw:text-style-name="P4" draw:layer="layout" svg:width="0.762cm" svg:height="0.762cm" svg:x="23.859cm" svg:y="12.812cm">
          <text:p/>
        </draw:circle>
        <draw:circle draw:style-name="gr7" draw:text-style-name="P4" draw:layer="layout" svg:width="0.762cm" svg:height="0.762cm" svg:x="30.209cm" svg:y="12.812cm">
          <text:p/>
        </draw:circle>
        <draw:rect draw:style-name="gr7" draw:text-style-name="P4" draw:layer="layout" svg:width="0.762cm" svg:height="0.762cm" svg:x="26.399cm" svg:y="12.812cm" draw:corner-radius="0.102cm">
          <text:p/>
        </draw:rect>
        <draw:frame draw:style-name="gr8" draw:text-style-name="P6" draw:layer="layout" svg:width="2.286cm" svg:height="0.635cm" svg:x="21.827cm" svg:y="13.447cm">
          <draw:text-box>
            <text:p text:style-name="P5"><text:span text:style-name="T1">Pitch</text:span></text:p>
          </draw:text-box>
        </draw:frame>
        <draw:frame draw:style-name="gr8" draw:text-style-name="P6" draw:layer="layout" svg:width="2.286cm" svg:height="0.635cm" svg:x="23.097cm" svg:y="13.447cm">
          <draw:text-box>
            <text:p text:style-name="P5"><text:span text:style-name="T1">Octave</text:span></text:p>
          </draw:text-box>
        </draw:frame>
        <draw:frame draw:style-name="gr8" draw:text-style-name="P6" draw:layer="layout" svg:width="2.286cm" svg:height="0.635cm" svg:x="24.367cm" svg:y="13.447cm">
          <draw:text-box>
            <text:p text:style-name="P5"><text:span text:style-name="T1">Cent</text:span></text:p>
          </draw:text-box>
        </draw:frame>
        <draw:circle draw:style-name="gr7" draw:text-style-name="P4" draw:layer="layout" svg:width="0.762cm" svg:height="0.762cm" svg:x="25.129cm" svg:y="12.812cm">
          <text:p/>
        </draw:circle>
        <draw:frame draw:style-name="gr8" draw:text-style-name="P6" draw:layer="layout" svg:width="2.286cm" svg:height="0.963cm" svg:x="25.637cm" svg:y="13.447cm">
          <draw:text-box>
            <text:p text:style-name="P5"><text:span text:style-name="T1">Select</text:span></text:p>
            <text:p text:style-name="P5"><text:span text:style-name="T1">Shape</text:span></text:p>
          </draw:text-box>
        </draw:frame>
        <draw:frame draw:style-name="gr8" draw:text-style-name="P6" draw:layer="layout" svg:width="2.286cm" svg:height="0.635cm" svg:x="29.447cm" svg:y="13.447cm">
          <draw:text-box>
            <text:p text:style-name="P5"><text:span text:style-name="T1">Pre-Amp</text:span></text:p>
          </draw:text-box>
        </draw:frame>
        <draw:rect draw:style-name="gr3" draw:text-style-name="P1" draw:layer="layout" svg:width="13.334cm" svg:height="2.54cm" svg:x="6.081cm" svg:y="2.906cm" draw:corner-radius="0.254cm">
          <text:p/>
        </draw:rect>
        <draw:frame draw:style-name="gr12" draw:text-style-name="P9" draw:layer="layout" svg:width="6.477cm" svg:height="1.27cm" svg:x="6.081cm" svg:y="2.906cm">
          <draw:text-box>
            <text:p><text:span text:style-name="T2">Amplitude</text:span></text:p>
          </draw:text-box>
        </draw:frame>
        <draw:circle draw:style-name="gr7" draw:text-style-name="P4" draw:layer="layout" svg:width="0.762cm" svg:height="0.762cm" svg:x="10.78cm" svg:y="3.795cm">
          <text:p/>
        </draw:circle>
        <draw:circle draw:style-name="gr7" draw:text-style-name="P4" draw:layer="layout" svg:width="0.762cm" svg:height="0.762cm" svg:x="9.51cm" svg:y="3.795cm">
          <text:p/>
        </draw:circle>
        <draw:circle draw:style-name="gr7" draw:text-style-name="P4" draw:layer="layout" svg:width="0.762cm" svg:height="0.762cm" svg:x="6.97cm" svg:y="3.795cm">
          <text:p/>
        </draw:circle>
        <draw:frame draw:style-name="gr12" draw:text-style-name="P8" draw:layer="layout" svg:width="2.54cm" svg:height="1.27cm" svg:x="6.081cm" svg:y="4.811cm">
          <draw:text-box>
            <text:p text:style-name="P5"><text:span text:style-name="T2">A</text:span></text:p>
          </draw:text-box>
        </draw:frame>
        <draw:frame draw:style-name="gr12" draw:text-style-name="P8" draw:layer="layout" svg:width="2.54cm" svg:height="1.27cm" svg:x="9.891cm" svg:y="4.811cm">
          <draw:text-box>
            <text:p text:style-name="P5"><text:span text:style-name="T2">D</text:span></text:p>
          </draw:text-box>
        </draw:frame>
        <draw:frame draw:style-name="gr12" draw:text-style-name="P8" draw:layer="layout" svg:width="2.54cm" svg:height="1.27cm" svg:x="8.621cm" svg:y="4.811cm">
          <draw:text-box>
            <text:p text:style-name="P5"><text:span text:style-name="T2">H</text:span></text:p>
          </draw:text-box>
        </draw:frame>
        <draw:circle draw:style-name="gr7" draw:text-style-name="P4" draw:layer="layout" svg:width="0.762cm" svg:height="0.762cm" svg:x="14.59cm" svg:y="3.795cm">
          <text:p/>
        </draw:circle>
        <draw:circle draw:style-name="gr7" draw:text-style-name="P4" draw:layer="layout" svg:width="0.762cm" svg:height="0.762cm" svg:x="13.32cm" svg:y="3.795cm">
          <text:p/>
        </draw:circle>
        <draw:frame draw:style-name="gr12" draw:text-style-name="P8" draw:layer="layout" svg:width="2.54cm" svg:height="1.27cm" svg:x="13.701cm" svg:y="4.811cm">
          <draw:text-box>
            <text:p text:style-name="P5"><text:span text:style-name="T2">R</text:span></text:p>
          </draw:text-box>
        </draw:frame>
        <draw:frame draw:style-name="gr12" draw:text-style-name="P8" draw:layer="layout" svg:width="2.54cm" svg:height="1.27cm" svg:x="12.431cm" svg:y="4.811cm">
          <draw:text-box>
            <text:p text:style-name="P5"><text:span text:style-name="T2">S</text:span></text:p>
          </draw:text-box>
        </draw:frame>
        <draw:circle draw:style-name="gr7" draw:text-style-name="P4" draw:layer="layout" svg:width="0.762cm" svg:height="0.762cm" svg:x="8.24cm" svg:y="3.795cm">
          <text:p/>
        </draw:circle>
        <draw:frame draw:style-name="gr12" draw:text-style-name="P8" draw:layer="layout" svg:width="2.54cm" svg:height="1.27cm" svg:x="7.351cm" svg:y="4.811cm">
          <draw:text-box>
            <text:p text:style-name="P5"><text:span text:style-name="T2">Bend</text:span></text:p>
          </draw:text-box>
        </draw:frame>
        <draw:circle draw:style-name="gr7" draw:text-style-name="P4" draw:layer="layout" svg:width="0.762cm" svg:height="0.762cm" svg:x="12.05cm" svg:y="3.795cm">
          <text:p/>
        </draw:circle>
        <draw:frame draw:style-name="gr12" draw:text-style-name="P8" draw:layer="layout" svg:width="2.54cm" svg:height="1.27cm" svg:x="11.161cm" svg:y="4.811cm">
          <draw:text-box>
            <text:p text:style-name="P5"><text:span text:style-name="T2">Bend</text:span></text:p>
          </draw:text-box>
        </draw:frame>
        <draw:circle draw:style-name="gr7" draw:text-style-name="P4" draw:layer="layout" svg:width="0.762cm" svg:height="0.762cm" svg:x="17.764cm" svg:y="3.807cm">
          <text:p/>
        </draw:circle>
        <draw:circle draw:style-name="gr7" draw:text-style-name="P4" draw:layer="layout" svg:width="0.762cm" svg:height="0.762cm" svg:x="15.86cm" svg:y="3.795cm">
          <text:p/>
        </draw:circle>
        <draw:frame draw:style-name="gr12" draw:text-style-name="P8" draw:layer="layout" svg:width="2.54cm" svg:height="1.27cm" svg:x="14.971cm" svg:y="4.811cm">
          <draw:text-box>
            <text:p text:style-name="P5"><text:span text:style-name="T2">Bend</text:span></text:p>
          </draw:text-box>
        </draw:frame>
        <draw:circle draw:style-name="gr10" draw:text-style-name="P7" draw:layer="layout" svg:width="0.254cm" svg:height="0.254cm" svg:x="18.399cm" svg:y="4.696cm">
          <text:p/>
        </draw:circle>
        <draw:frame draw:style-name="gr12" draw:text-style-name="P8" draw:layer="layout" svg:width="1.524cm" svg:height="1.27cm" svg:x="17.129cm" svg:y="4.569cm">
          <draw:text-box>
            <text:p text:style-name="P5"><text:span text:style-name="T2">Trig</text:span></text:p>
          </draw:text-box>
        </draw:frame>
        <draw:rect draw:style-name="gr3" draw:text-style-name="P1" draw:layer="layout" svg:width="13.334cm" svg:height="2.54cm" svg:x="6.081cm" svg:y="6.589cm" draw:corner-radius="0.254cm">
          <text:p/>
        </draw:rect>
        <draw:frame draw:style-name="gr12" draw:text-style-name="P9" draw:layer="layout" svg:width="6.477cm" svg:height="1.27cm" svg:x="6.081cm" svg:y="6.589cm">
          <draw:text-box>
            <text:p><text:span text:style-name="T2">Mod</text:span></text:p>
          </draw:text-box>
        </draw:frame>
        <draw:circle draw:style-name="gr7" draw:text-style-name="P4" draw:layer="layout" svg:width="0.762cm" svg:height="0.762cm" svg:x="10.78cm" svg:y="7.478cm">
          <text:p/>
        </draw:circle>
        <draw:circle draw:style-name="gr7" draw:text-style-name="P4" draw:layer="layout" svg:width="0.762cm" svg:height="0.762cm" svg:x="9.51cm" svg:y="7.478cm">
          <text:p/>
        </draw:circle>
        <draw:circle draw:style-name="gr7" draw:text-style-name="P4" draw:layer="layout" svg:width="0.762cm" svg:height="0.762cm" svg:x="6.97cm" svg:y="7.478cm">
          <text:p/>
        </draw:circle>
        <draw:frame draw:style-name="gr12" draw:text-style-name="P8" draw:layer="layout" svg:width="2.54cm" svg:height="1.27cm" svg:x="6.081cm" svg:y="8.494cm">
          <draw:text-box>
            <text:p text:style-name="P5"><text:span text:style-name="T2">A</text:span></text:p>
          </draw:text-box>
        </draw:frame>
        <draw:frame draw:style-name="gr12" draw:text-style-name="P8" draw:layer="layout" svg:width="2.54cm" svg:height="1.27cm" svg:x="9.891cm" svg:y="8.494cm">
          <draw:text-box>
            <text:p text:style-name="P5"><text:span text:style-name="T2">D</text:span></text:p>
          </draw:text-box>
        </draw:frame>
        <draw:frame draw:style-name="gr12" draw:text-style-name="P8" draw:layer="layout" svg:width="2.54cm" svg:height="1.27cm" svg:x="8.621cm" svg:y="8.494cm">
          <draw:text-box>
            <text:p text:style-name="P5"><text:span text:style-name="T2">H</text:span></text:p>
          </draw:text-box>
        </draw:frame>
        <draw:circle draw:style-name="gr7" draw:text-style-name="P4" draw:layer="layout" svg:width="0.762cm" svg:height="0.762cm" svg:x="14.59cm" svg:y="7.478cm">
          <text:p/>
        </draw:circle>
        <draw:circle draw:style-name="gr7" draw:text-style-name="P4" draw:layer="layout" svg:width="0.762cm" svg:height="0.762cm" svg:x="13.32cm" svg:y="7.478cm">
          <text:p/>
        </draw:circle>
        <draw:frame draw:style-name="gr12" draw:text-style-name="P8" draw:layer="layout" svg:width="2.54cm" svg:height="1.27cm" svg:x="13.701cm" svg:y="8.494cm">
          <draw:text-box>
            <text:p text:style-name="P5"><text:span text:style-name="T2">R</text:span></text:p>
          </draw:text-box>
        </draw:frame>
        <draw:frame draw:style-name="gr12" draw:text-style-name="P8" draw:layer="layout" svg:width="2.54cm" svg:height="1.27cm" svg:x="12.431cm" svg:y="8.494cm">
          <draw:text-box>
            <text:p text:style-name="P5"><text:span text:style-name="T2">S</text:span></text:p>
          </draw:text-box>
        </draw:frame>
        <draw:circle draw:style-name="gr7" draw:text-style-name="P4" draw:layer="layout" svg:width="0.762cm" svg:height="0.762cm" svg:x="8.24cm" svg:y="7.478cm">
          <text:p/>
        </draw:circle>
        <draw:frame draw:style-name="gr12" draw:text-style-name="P8" draw:layer="layout" svg:width="2.54cm" svg:height="1.27cm" svg:x="7.351cm" svg:y="8.494cm">
          <draw:text-box>
            <text:p text:style-name="P5"><text:span text:style-name="T2">Bend</text:span></text:p>
          </draw:text-box>
        </draw:frame>
        <draw:circle draw:style-name="gr7" draw:text-style-name="P4" draw:layer="layout" svg:width="0.762cm" svg:height="0.762cm" svg:x="12.05cm" svg:y="7.478cm">
          <text:p/>
        </draw:circle>
        <draw:frame draw:style-name="gr12" draw:text-style-name="P8" draw:layer="layout" svg:width="2.54cm" svg:height="1.27cm" svg:x="11.161cm" svg:y="8.494cm">
          <draw:text-box>
            <text:p text:style-name="P5"><text:span text:style-name="T2">Bend</text:span></text:p>
          </draw:text-box>
        </draw:frame>
        <draw:circle draw:style-name="gr7" draw:text-style-name="P4" draw:layer="layout" svg:width="0.762cm" svg:height="0.762cm" svg:x="17.764cm" svg:y="7.49cm">
          <text:p/>
        </draw:circle>
        <draw:circle draw:style-name="gr7" draw:text-style-name="P4" draw:layer="layout" svg:width="0.762cm" svg:height="0.762cm" svg:x="15.86cm" svg:y="7.478cm">
          <text:p/>
        </draw:circle>
        <draw:frame draw:style-name="gr12" draw:text-style-name="P8" draw:layer="layout" svg:width="2.54cm" svg:height="1.27cm" svg:x="14.971cm" svg:y="8.494cm">
          <draw:text-box>
            <text:p text:style-name="P5"><text:span text:style-name="T2">Bend</text:span></text:p>
          </draw:text-box>
        </draw:frame>
        <draw:circle draw:style-name="gr10" draw:text-style-name="P7" draw:layer="layout" svg:width="0.254cm" svg:height="0.254cm" svg:x="18.399cm" svg:y="8.379cm">
          <text:p/>
        </draw:circle>
        <draw:frame draw:style-name="gr12" draw:text-style-name="P8" draw:layer="layout" svg:width="1.524cm" svg:height="1.27cm" svg:x="17.129cm" svg:y="8.252cm">
          <draw:text-box>
            <text:p text:style-name="P5"><text:span text:style-name="T2">Trig</text:span></text:p>
          </draw:text-box>
        </draw:frame>
        <draw:circle draw:style-name="gr7" draw:text-style-name="P4" draw:layer="layout" svg:width="0.762cm" svg:height="0.762cm" svg:x="22.589cm" svg:y="9.764cm">
          <text:p/>
        </draw:circle>
        <draw:frame draw:style-name="gr15" draw:text-style-name="P9" draw:layer="layout" svg:width="2.794cm" svg:height="0.725cm" svg:x="22.208cm" svg:y="9.129cm">
          <draw:text-box>
            <text:p><text:span text:style-name="T2">LFO 2</text:span></text:p>
          </draw:text-box>
        </draw:frame>
        <draw:circle draw:style-name="gr10" draw:text-style-name="P7" draw:layer="layout" svg:width="0.254cm" svg:height="0.254cm" svg:x="27.669cm" svg:y="10.018cm">
          <text:p/>
        </draw:circle>
        <draw:circle draw:style-name="gr14" draw:text-style-name="P10" draw:layer="layout" svg:width="0.254cm" svg:height="0.254cm" svg:x="29.448cm" svg:y="10.017cm">
          <text:p/>
        </draw:circle>
        <draw:rect draw:style-name="gr7" draw:text-style-name="P4" draw:layer="layout" svg:width="0.762cm" svg:height="0.762cm" svg:x="26.399cm" svg:y="9.764cm" draw:corner-radius="0.102cm">
          <text:p/>
        </draw:rect>
        <draw:frame draw:style-name="gr8" draw:text-style-name="P6" draw:layer="layout" svg:width="2.286cm" svg:height="0.635cm" svg:x="21.827cm" svg:y="10.399cm">
          <draw:text-box>
            <text:p text:style-name="P5"><text:span text:style-name="T1">Pitch</text:span></text:p>
          </draw:text-box>
        </draw:frame>
        <draw:frame draw:style-name="gr8" draw:text-style-name="P6" draw:layer="layout" svg:width="2.286cm" svg:height="0.963cm" svg:x="25.637cm" svg:y="10.399cm">
          <draw:text-box>
            <text:p text:style-name="P5"><text:span text:style-name="T1">Select</text:span></text:p>
            <text:p text:style-name="P5"><text:span text:style-name="T1">Shape</text:span></text:p>
          </draw:text-box>
        </draw:frame>
        <draw:circle draw:style-name="gr7" draw:text-style-name="P4" draw:layer="layout" svg:width="0.762cm" svg:height="0.762cm" svg:x="22.589cm" svg:y="6.462cm">
          <text:p/>
        </draw:circle>
        <draw:frame draw:style-name="gr15" draw:text-style-name="P9" draw:layer="layout" svg:width="2.794cm" svg:height="0.725cm" svg:x="22.208cm" svg:y="5.827cm">
          <draw:text-box>
            <text:p><text:span text:style-name="T2">LFO 1</text:span></text:p>
          </draw:text-box>
        </draw:frame>
        <draw:circle draw:style-name="gr10" draw:text-style-name="P7" draw:layer="layout" svg:width="0.254cm" svg:height="0.254cm" svg:x="27.669cm" svg:y="6.716cm">
          <text:p/>
        </draw:circle>
        <draw:circle draw:style-name="gr14" draw:text-style-name="P10" draw:layer="layout" svg:width="0.254cm" svg:height="0.254cm" svg:x="28.558cm" svg:y="6.716cm">
          <text:p/>
        </draw:circle>
        <draw:rect draw:style-name="gr7" draw:text-style-name="P4" draw:layer="layout" svg:width="0.762cm" svg:height="0.762cm" svg:x="26.399cm" svg:y="6.462cm" draw:corner-radius="0.102cm">
          <text:p/>
        </draw:rect>
        <draw:frame draw:style-name="gr8" draw:text-style-name="P6" draw:layer="layout" svg:width="2.286cm" svg:height="0.635cm" svg:x="21.827cm" svg:y="7.097cm">
          <draw:text-box>
            <text:p text:style-name="P5"><text:span text:style-name="T1">Pitch</text:span></text:p>
          </draw:text-box>
        </draw:frame>
        <draw:frame draw:style-name="gr8" draw:text-style-name="P6" draw:layer="layout" svg:width="2.286cm" svg:height="0.963cm" svg:x="25.637cm" svg:y="7.097cm">
          <draw:text-box>
            <text:p text:style-name="P5"><text:span text:style-name="T1">Select</text:span></text:p>
            <text:p text:style-name="P5"><text:span text:style-name="T1">Shape</text:span></text:p>
          </draw:text-box>
        </draw:frame>
        <draw:circle draw:style-name="gr7" draw:text-style-name="P4" draw:layer="layout" svg:width="0.762cm" svg:height="0.762cm" svg:x="31.098cm" svg:y="3.414cm">
          <text:p/>
        </draw:circle>
        <draw:frame draw:style-name="gr15" draw:text-style-name="P9" draw:layer="layout" svg:width="2.794cm" svg:height="0.725cm" svg:x="30.717cm" svg:y="2.779cm">
          <draw:text-box>
            <text:p><text:span text:style-name="T2">Master</text:span></text:p>
          </draw:text-box>
        </draw:frame>
        <draw:circle draw:style-name="gr7" draw:text-style-name="P4" draw:layer="layout" svg:width="0.762cm" svg:height="0.762cm" svg:x="32.368cm" svg:y="3.414cm">
          <text:p/>
        </draw:circle>
        <draw:frame draw:style-name="gr8" draw:text-style-name="P6" draw:layer="layout" svg:width="2.286cm" svg:height="0.635cm" svg:x="30.336cm" svg:y="4.049cm">
          <draw:text-box>
            <text:p text:style-name="P5"><text:span text:style-name="T1">Coarse</text:span></text:p>
          </draw:text-box>
        </draw:frame>
        <draw:frame draw:style-name="gr8" draw:text-style-name="P6" draw:layer="layout" svg:width="2.286cm" svg:height="0.635cm" svg:x="31.606cm" svg:y="4.049cm">
          <draw:text-box>
            <text:p text:style-name="P5"><text:span text:style-name="T1">Fine</text:span></text:p>
          </draw:text-box>
        </draw:frame>
        <draw:frame draw:style-name="gr8" draw:text-style-name="P6" draw:layer="layout" svg:width="2.286cm" svg:height="0.635cm" svg:x="32.876cm" svg:y="4.049cm">
          <draw:text-box>
            <text:p text:style-name="P5"><text:span text:style-name="T1">Amp</text:span></text:p>
          </draw:text-box>
        </draw:frame>
        <draw:circle draw:style-name="gr7" draw:text-style-name="P4" draw:layer="layout" svg:width="0.762cm" svg:height="0.762cm" svg:x="33.638cm" svg:y="3.414cm">
          <text:p/>
        </draw:circle>
        <draw:frame draw:style-name="gr8" draw:text-style-name="P6" draw:layer="layout" svg:width="2.54cm" svg:height="0.635cm" svg:x="26.019cm" svg:y="20.177cm">
          <draw:text-box>
            <text:p text:style-name="P11"><text:span text:style-name="T1">Ramp</text:span></text:p>
          </draw:text-box>
        </draw:frame>
        <draw:frame draw:style-name="gr8" draw:text-style-name="P6" draw:layer="layout" svg:width="2.54cm" svg:height="0.635cm" svg:x="26.019cm" svg:y="21.193cm">
          <draw:text-box>
            <text:p text:style-name="P11"><text:span text:style-name="T1">Sine</text:span></text:p>
          </draw:text-box>
        </draw:frame>
        <draw:frame draw:style-name="gr8" draw:text-style-name="P6" draw:layer="layout" svg:width="2.413cm" svg:height="0.635cm" svg:x="26.019cm" svg:y="22.209cm">
          <draw:text-box>
            <text:p text:style-name="P11"><text:span text:style-name="T1">Pulse</text:span></text:p>
          </draw:text-box>
        </draw:frame>
        <draw:path draw:style-name="gr16" draw:text-style-name="P1" draw:layer="layout" svg:width="3.921cm" svg:height="0.867cm" draw:transform="rotate (2.23489410717874) translate (20.8901833661157cm 20.9662177616973cm)" svg:viewBox="0 0 3922 868" svg:d="M0 868c861-1100 1774-1030 3922-478">
          <text:p/>
        </draw:path>
        <draw:line draw:style-name="gr6" draw:text-style-name="P1" draw:layer="layout" svg:x1="30.083cm" svg:y1="22.082cm" svg:x2="29.194cm" svg:y2="22.082cm">
          <text:p/>
        </draw:line>
        <draw:line draw:style-name="gr6" draw:text-style-name="P1" draw:layer="layout" svg:x1="29.194cm" svg:y1="22.082cm" svg:x2="29.194cm" svg:y2="20.685cm">
          <text:p/>
        </draw:line>
        <draw:line draw:style-name="gr6" draw:text-style-name="P1" draw:layer="layout" svg:x1="30.083cm" svg:y1="23.098cm" svg:x2="27.67cm" svg:y2="23.098cm">
          <text:p/>
        </draw:line>
        <draw:frame draw:style-name="gr12" draw:text-style-name="P8" draw:layer="layout" svg:width="2.54cm" svg:height="1.27cm" svg:x="24.241cm" svg:y="20.304cm">
          <draw:text-box>
            <text:p text:style-name="P5"><text:span text:style-name="T2">Amp</text:span></text:p>
          </draw:text-box>
        </draw:frame>
        <draw:circle draw:style-name="gr14" draw:text-style-name="P10" draw:layer="layout" svg:width="0.254cm" svg:height="0.254cm" svg:x="29.448cm" svg:y="6.715cm">
          <text:p/>
        </draw:circle>
        <draw:circle draw:style-name="gr14" draw:text-style-name="P10" draw:layer="layout" svg:width="0.254cm" svg:height="0.254cm" svg:x="28.559cm" svg:y="10.017cm">
          <text:p/>
        </draw:circle>
        <draw:circle draw:style-name="gr14" draw:text-style-name="P10" draw:layer="layout" svg:width="0.254cm" svg:height="0.254cm" svg:x="29.448cm" svg:y="13.065cm">
          <text:p/>
        </draw:circle>
        <draw:circle draw:style-name="gr14" draw:text-style-name="P10" draw:layer="layout" svg:width="0.254cm" svg:height="0.254cm" svg:x="29.448cm" svg:y="16.367cm">
          <text:p/>
        </draw:circle>
        <draw:circle draw:style-name="gr10" draw:text-style-name="P7" draw:layer="layout" svg:width="0.254cm" svg:height="0.254cm" svg:x="16.748cm" svg:y="17.891cm">
          <text:p/>
        </draw:circle>
        <draw:circle draw:style-name="gr10" draw:text-style-name="P7" draw:layer="layout" svg:width="0.254cm" svg:height="0.254cm" svg:x="16.748cm" svg:y="19.923cm">
          <text:p/>
        </draw:circle>
        <draw:circle draw:style-name="gr10" draw:text-style-name="P7" draw:layer="layout" svg:width="0.254cm" svg:height="0.254cm" svg:x="16.748cm" svg:y="15.859cm">
          <text:p/>
        </draw:circle>
        <draw:circle draw:style-name="gr10" draw:text-style-name="P7" draw:layer="layout" svg:width="0.254cm" svg:height="0.254cm" svg:x="16.748cm" svg:y="16.875cm">
          <text:p/>
        </draw:circle>
        <draw:circle draw:style-name="gr10" draw:text-style-name="P7" draw:layer="layout" svg:width="0.254cm" svg:height="0.254cm" svg:x="16.748cm" svg:y="18.907cm">
          <text:p/>
        </draw:circle>
        <draw:circle draw:style-name="gr10" draw:text-style-name="P7" draw:layer="layout" svg:width="0.254cm" svg:height="0.254cm" svg:x="16.748cm" svg:y="22.971cm">
          <text:p/>
        </draw:circle>
        <draw:circle draw:style-name="gr10" draw:text-style-name="P7" draw:layer="layout" svg:width="0.254cm" svg:height="0.254cm" svg:x="16.748cm" svg:y="25.003cm">
          <text:p/>
        </draw:circle>
        <draw:circle draw:style-name="gr10" draw:text-style-name="P7" draw:layer="layout" svg:width="0.254cm" svg:height="0.254cm" svg:x="16.748cm" svg:y="20.939cm">
          <text:p/>
        </draw:circle>
        <draw:circle draw:style-name="gr10" draw:text-style-name="P7" draw:layer="layout" svg:width="0.254cm" svg:height="0.254cm" svg:x="16.748cm" svg:y="21.955cm">
          <text:p/>
        </draw:circle>
        <draw:circle draw:style-name="gr10" draw:text-style-name="P7" draw:layer="layout" svg:width="0.254cm" svg:height="0.254cm" svg:x="16.748cm" svg:y="23.987cm">
          <text:p/>
        </draw:circle>
        <draw:circle draw:style-name="gr10" draw:text-style-name="P7" draw:layer="layout" svg:width="0.254cm" svg:height="0.254cm" svg:x="5.318cm" svg:y="12.811cm">
          <text:p/>
        </draw:circle>
        <draw:circle draw:style-name="gr10" draw:text-style-name="P7" draw:layer="layout" svg:width="0.254cm" svg:height="0.254cm" svg:x="5.318cm" svg:y="14.843cm">
          <text:p/>
        </draw:circle>
        <draw:circle draw:style-name="gr10" draw:text-style-name="P7" draw:layer="layout" svg:width="0.254cm" svg:height="0.254cm" svg:x="5.318cm" svg:y="10.779cm">
          <text:p/>
        </draw:circle>
        <draw:circle draw:style-name="gr10" draw:text-style-name="P7" draw:layer="layout" svg:width="0.254cm" svg:height="0.254cm" svg:x="5.318cm" svg:y="11.795cm">
          <text:p/>
        </draw:circle>
        <draw:circle draw:style-name="gr10" draw:text-style-name="P7" draw:layer="layout" svg:width="0.254cm" svg:height="0.254cm" svg:x="5.318cm" svg:y="13.827cm">
          <text:p/>
        </draw:circle>
        <draw:circle draw:style-name="gr10" draw:text-style-name="P7" draw:layer="layout" svg:width="0.254cm" svg:height="0.254cm" svg:x="5.318cm" svg:y="17.891cm">
          <text:p/>
        </draw:circle>
        <draw:circle draw:style-name="gr10" draw:text-style-name="P7" draw:layer="layout" svg:width="0.254cm" svg:height="0.254cm" svg:x="5.318cm" svg:y="19.923cm">
          <text:p/>
        </draw:circle>
        <draw:circle draw:style-name="gr10" draw:text-style-name="P7" draw:layer="layout" svg:width="0.254cm" svg:height="0.254cm" svg:x="5.318cm" svg:y="15.859cm">
          <text:p/>
        </draw:circle>
        <draw:circle draw:style-name="gr10" draw:text-style-name="P7" draw:layer="layout" svg:width="0.254cm" svg:height="0.254cm" svg:x="5.318cm" svg:y="16.875cm">
          <text:p/>
        </draw:circle>
        <draw:circle draw:style-name="gr10" draw:text-style-name="P7" draw:layer="layout" svg:width="0.254cm" svg:height="0.254cm" svg:x="5.318cm" svg:y="18.907cm">
          <text:p/>
        </draw:circle>
        <draw:circle draw:style-name="gr10" draw:text-style-name="P7" draw:layer="layout" svg:width="0.254cm" svg:height="0.254cm" svg:x="5.318cm" svg:y="22.971cm">
          <text:p/>
        </draw:circle>
        <draw:circle draw:style-name="gr10" draw:text-style-name="P7" draw:layer="layout" svg:width="0.254cm" svg:height="0.254cm" svg:x="5.318cm" svg:y="25.003cm">
          <text:p/>
        </draw:circle>
        <draw:circle draw:style-name="gr10" draw:text-style-name="P7" draw:layer="layout" svg:width="0.254cm" svg:height="0.254cm" svg:x="5.318cm" svg:y="20.939cm">
          <text:p/>
        </draw:circle>
        <draw:circle draw:style-name="gr10" draw:text-style-name="P7" draw:layer="layout" svg:width="0.254cm" svg:height="0.254cm" svg:x="5.318cm" svg:y="21.955cm">
          <text:p/>
        </draw:circle>
        <draw:circle draw:style-name="gr10" draw:text-style-name="P7" draw:layer="layout" svg:width="0.254cm" svg:height="0.254cm" svg:x="5.318cm" svg:y="23.987cm">
          <text:p/>
        </draw:circle>
        <draw:frame draw:style-name="gr15" draw:text-style-name="P9" draw:layer="layout" svg:width="2.794cm" svg:height="0.725cm" svg:x="4.937cm" svg:y="9.927cm">
          <draw:text-box>
            <text:p><text:span text:style-name="T2">Sources</text:span></text:p>
          </draw:text-box>
        </draw:frame>
        <draw:frame draw:style-name="gr15" draw:text-style-name="P9" draw:layer="layout" svg:width="2.794cm" svg:height="0.725cm" svg:x="16.367cm" svg:y="9.927cm">
          <draw:text-box>
            <text:p><text:span text:style-name="T2">Parameters</text:span></text:p>
          </draw:text-box>
        </draw:frame>
        <draw:frame draw:style-name="gr8" draw:text-style-name="P12" draw:layer="layout" svg:width="2.286cm" svg:height="0.635cm" svg:x="17.256cm" svg:y="10.525cm">
          <draw:text-box>
            <text:p text:style-name="P11"><text:span text:style-name="T1">OSC A Pitch</text:span></text:p>
          </draw:text-box>
        </draw:frame>
        <draw:frame draw:style-name="gr8" draw:text-style-name="P12" draw:layer="layout" svg:width="2.286cm" svg:height="0.635cm" svg:x="17.256cm" svg:y="11.541cm">
          <draw:text-box>
            <text:p text:style-name="P11"><text:span text:style-name="T1">OSC A Cent</text:span></text:p>
          </draw:text-box>
        </draw:frame>
        <draw:frame draw:style-name="gr17" draw:text-style-name="P12" draw:layer="layout" svg:width="2.413cm" svg:height="0.963cm" svg:x="17.256cm" svg:y="12.557cm">
          <draw:text-box>
            <text:p text:style-name="P11"><text:span text:style-name="T1">OSC B Pitch</text:span></text:p>
          </draw:text-box>
        </draw:frame>
        <draw:frame draw:style-name="gr8" draw:text-style-name="P12" draw:layer="layout" svg:width="2.286cm" svg:height="0.635cm" svg:x="17.256cm" svg:y="13.573cm">
          <draw:text-box>
            <text:p text:style-name="P11"><text:span text:style-name="T1">OSC B Cent</text:span></text:p>
          </draw:text-box>
        </draw:frame>
        <draw:frame draw:style-name="gr8" draw:text-style-name="P12" draw:layer="layout" svg:width="2.286cm" svg:height="0.635cm" svg:x="17.256cm" svg:y="14.589cm">
          <draw:text-box>
            <text:p text:style-name="P11"><text:span text:style-name="T1">LFO Pitch</text:span></text:p>
          </draw:text-box>
        </draw:frame>
        <draw:frame draw:style-name="gr8" draw:text-style-name="P12" draw:layer="layout" svg:width="2.286cm" svg:height="0.635cm" svg:x="17.256cm" svg:y="15.605cm">
          <draw:text-box>
            <text:p text:style-name="P11"><text:span text:style-name="T1">LFO Amp</text:span></text:p>
          </draw:text-box>
        </draw:frame>
        <draw:frame draw:style-name="gr8" draw:text-style-name="P12" draw:layer="layout" svg:width="2.286cm" svg:height="0.635cm" svg:x="17.256cm" svg:y="16.621cm">
          <draw:text-box>
            <text:p text:style-name="P11"><text:span text:style-name="T1">Filter Freq</text:span></text:p>
          </draw:text-box>
        </draw:frame>
        <draw:frame draw:style-name="gr8" draw:text-style-name="P12" draw:layer="layout" svg:width="2.286cm" svg:height="0.635cm" svg:x="5.826cm" svg:y="10.525cm">
          <draw:text-box>
            <text:p text:style-name="P11"><text:span text:style-name="T1">Amp Env</text:span></text:p>
          </draw:text-box>
        </draw:frame>
        <draw:frame draw:style-name="gr8" draw:text-style-name="P12" draw:layer="layout" svg:width="2.286cm" svg:height="0.635cm" svg:x="5.826cm" svg:y="11.541cm">
          <draw:text-box>
            <text:p text:style-name="P11"><text:span text:style-name="T1">Mod Env</text:span></text:p>
          </draw:text-box>
        </draw:frame>
        <draw:frame draw:style-name="gr8" draw:text-style-name="P12" draw:layer="layout" svg:width="2.286cm" svg:height="0.635cm" svg:x="5.826cm" svg:y="12.557cm">
          <draw:text-box>
            <text:p text:style-name="P11"><text:span text:style-name="T1">LFO 1</text:span></text:p>
          </draw:text-box>
        </draw:frame>
        <draw:frame draw:style-name="gr8" draw:text-style-name="P12" draw:layer="layout" svg:width="2.286cm" svg:height="0.635cm" svg:x="5.826cm" svg:y="13.573cm">
          <draw:text-box>
            <text:p text:style-name="P11"><text:span text:style-name="T1">OSC A</text:span></text:p>
          </draw:text-box>
        </draw:frame>
        <draw:frame draw:style-name="gr8" draw:text-style-name="P12" draw:layer="layout" svg:width="2.286cm" svg:height="0.635cm" svg:x="5.826cm" svg:y="14.589cm">
          <draw:text-box>
            <text:p text:style-name="P11"><text:span text:style-name="T1">OSC B</text:span></text:p>
          </draw:text-box>
        </draw:frame>
        <draw:path draw:style-name="gr16" draw:text-style-name="P1" draw:layer="layout" svg:width="3.069cm" svg:height="2.273cm" draw:transform="rotate (2.23489410717874) translate (19.7832440324198cm 21.8326102464047cm)" svg:viewBox="0 0 3070 2274" svg:d="M0 2274c704-900 1174-1500 3070-2274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ED" draw:style="radial" draw:cx="30%" draw:cy="30%" draw:start-color="#ff0000" draw:end-color="#ffffff" draw:start-intensity="100%" draw:end-intensity="100%" draw:border="20%"/>
    <draw:gradient draw:name="LED_5f_OFF" draw:display-name="LED_OFF" draw:style="radial" draw:cx="30%" draw:cy="30%" draw:start-color="#800000" draw:end-color="#ffffff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4T22:17:27.148000000</meta:creation-date>
    <dc:date>2017-05-14T23:42:47.636000000</dc:date>
    <meta:editing-duration>PT23M58S</meta:editing-duration>
    <meta:editing-cycles>4</meta:editing-cycles>
    <meta:generator>LibreOffice/5.2.5.1$Windows_x86 LibreOffice_project/0312e1a284a7d50ca85a365c316c7abbf20a4d22</meta:generator>
    <meta:document-statistic meta:object-count="231"/>
  </office:meta>
</office:document-meta>
</file>